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7a1f"/>
    </style:style>
    <style:style style:name="P2" style:family="paragraph" style:parent-style-name="Standard">
      <style:text-properties officeooo:rsid="00032244" officeooo:paragraph-rsid="00032244"/>
    </style:style>
    <style:style style:name="P3" style:family="paragraph" style:parent-style-name="Standard">
      <style:text-properties officeooo:rsid="0003d16f" officeooo:paragraph-rsid="0003d16f"/>
    </style:style>
    <style:style style:name="P4" style:family="paragraph" style:parent-style-name="Standard">
      <style:text-properties officeooo:rsid="000451df" officeooo:paragraph-rsid="000451df"/>
    </style:style>
    <style:style style:name="P5" style:family="paragraph" style:parent-style-name="Standard">
      <style:text-properties officeooo:rsid="00052ecd" officeooo:paragraph-rsid="00052ecd"/>
    </style:style>
    <style:style style:name="P6" style:family="paragraph" style:parent-style-name="Standard">
      <style:text-properties officeooo:rsid="00077db9" officeooo:paragraph-rsid="00077db9"/>
    </style:style>
    <style:style style:name="P7" style:family="paragraph" style:parent-style-name="Standard">
      <style:text-properties officeooo:rsid="000a9d90" officeooo:paragraph-rsid="000a9d90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032244" officeooo:paragraph-rsid="00032244"/>
    </style:style>
    <style:style style:name="T1" style:family="text">
      <style:text-properties officeooo:rsid="00023293"/>
    </style:style>
    <style:style style:name="T2" style:family="text">
      <style:text-properties officeooo:rsid="0002f1e6"/>
    </style:style>
    <style:style style:name="T3" style:family="text">
      <style:text-properties officeooo:rsid="00032244"/>
    </style:style>
    <style:style style:name="T4" style:family="text">
      <style:text-properties officeooo:rsid="000451df"/>
    </style:style>
    <style:style style:name="T5" style:family="text">
      <style:text-properties officeooo:rsid="00077db9"/>
    </style:style>
    <style:style style:name="T6" style:family="text">
      <style:text-properties officeooo:rsid="000781f5"/>
    </style:style>
    <style:style style:name="T7" style:family="text">
      <style:text-properties officeooo:rsid="00097f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1) Construire la base du RT</text:p>
      <text:p text:style-name="P1"/>
      <text:p text:style-name="P1"><text:tab/>a) définir les carac des objs de base à parser</text:p>
      <text:p text:style-name="P1"><text:tab/>b) en fct des objs définir les données conformes</text:p>
      <text:p text:style-name="P1"><text:tab/>c) créer structure <text:span text:style-name="T1">des objs utilisés (variables et fcts)</text:span></text:p>
      <text:p text:style-name="P1"><text:span text:style-name="T2"><text:tab/>d) ordonnancer le boulot entre les gens</text:span></text:p>
      <text:p text:style-name="P1"><text:tab/><text:span text:style-name="T3">e) recoder la base</text:span></text:p>
      <text:p text:style-name="P1"/>
      <text:p text:style-name="P2">2) Les options</text:p>
      <text:p text:style-name="P2"/>
      <text:p text:style-name="P8">La structure</text:p>
      <text:p text:style-name="P2"/>
      <text:p text:style-name="P2"/>
      <text:p text:style-name="P2">La scene:</text:p>
      <text:p text:style-name="P2"/>
      <text:p text:style-name="P3">caméra:</text:p>
      <text:p text:style-name="P3"><text:span text:style-name="T4"><text:tab/>- origine</text:span></text:p>
      <text:p text:style-name="P3"><text:tab/><text:tab/><text:span text:style-name="T4">-x</text:span></text:p>
      <text:p text:style-name="P3"><text:tab/><text:tab/><text:span text:style-name="T4">-y</text:span></text:p>
      <text:p text:style-name="P3"><text:tab/><text:tab/><text:span text:style-name="T4">-z</text:span></text:p>
      <text:p text:style-name="P4"><text:tab/>- direction</text:p>
      <text:p text:style-name="P4"><text:tab/><text:tab/>-anglex</text:p>
      <text:p text:style-name="P4"><text:tab/><text:tab/>-angley</text:p>
      <text:p text:style-name="P4"><text:tab/><text:tab/>-anglez</text:p>
      <text:p text:style-name="P4"/>
      <text:p text:style-name="P5">lumière ambiante:</text:p>
      <text:p text:style-name="P5"><text:tab/>-luminosité</text:p>
      <text:p text:style-name="P5"/>
      <text:p text:style-name="P5">liste <text:span text:style-name="T7">des sources de </text:span>lumières:</text:p>
      <text:p text:style-name="P5"><text:tab/>- <text:span text:style-name="T5">orbe:</text:span></text:p>
      <text:p text:style-name="P5"><text:tab/><text:tab/><text:span text:style-name="T5">-origine:</text:span></text:p>
      <text:p text:style-name="P5"><text:tab/><text:tab/><text:tab/><text:span text:style-name="T5">x</text:span></text:p>
      <text:p text:style-name="P5"><text:tab/><text:tab/><text:tab/><text:span text:style-name="T5">y</text:span></text:p>
      <text:p text:style-name="P5"><text:tab/><text:tab/><text:tab/><text:span text:style-name="T5">z</text:span></text:p>
      <text:p text:style-name="P5"><text:span text:style-name="T5"><text:tab/>- spot:</text:span></text:p>
      <text:p text:style-name="P5"><text:tab/><text:tab/><text:span text:style-name="T5">-origine (point)</text:span></text:p>
      <text:p text:style-name="P5"><text:tab/><text:tab/><text:span text:style-name="T5">-direction (vecteur)</text:span></text:p>
      <text:p text:style-name="P5"><text:tab/><text:tab/><text:span text:style-name="T5">-ouverture (angle &lt; 360)</text:span></text:p>
      <text:p text:style-name="P5"><text:tab/><text:tab/><text:span text:style-name="T7">-couleur (rgb)</text:span></text:p>
      <text:p text:style-name="P5"><text:span text:style-name="T5"><text:tab/>- parallèle:</text:span></text:p>
      <text:p text:style-name="P5"><text:tab/><text:tab/><text:span text:style-name="T5">-direction (vecteur)</text:span></text:p>
      <text:p text:style-name="P5"/>
      <text:p text:style-name="P6">liste des objets:</text:p>
      <text:p text:style-name="P6"><text:tab/>-objet de base:</text:p>
      <text:p text:style-name="P6"><text:tab/><text:tab/>-origine</text:p>
      <text:p text:style-name="P6"><text:tab/><text:tab/>-couleur <text:span text:style-name="T7">(rgb)</text:span></text:p>
      <text:p text:style-name="P6"><text:tab/><text:tab/><text:span text:style-name="T6">-direction (vecteur)</text:span></text:p>
      <text:p text:style-name="P6"><text:tab/><text:tab/><text:span text:style-name="T6">-fct d’intersection</text:span></text:p>
      <text:p text:style-name="P6"><text:tab/><text:tab/><text:span text:style-name="T6">-fct de vecteur normal</text:span></text:p>
      <text:p text:style-name="P6"><text:tab/>-plan:</text:p>
      <text:p text:style-name="P6"><text:tab/><text:tab/><text:span text:style-name="T6">que dalle</text:span></text:p>
      <text:p text:style-name="P6"><text:tab/><text:span text:style-name="T6">-sphere:</text:span></text:p>
      <text:p text:style-name="P6"><text:tab/><text:tab/><text:span text:style-name="T6">-rayon</text:span></text:p>
      <text:p text:style-name="P6"><text:tab/><text:span text:style-name="T6">-cone:</text:span></text:p>
      <text:p text:style-name="P6"><text:tab/><text:tab/><text:span text:style-name="T6">-demi-angle (&lt; 90)</text:span></text:p>
      <text:p text:style-name="P6"><text:tab/><text:tab/><text:span text:style-name="T6">-hauteur haute</text:span></text:p>
      <text:p text:style-name="P6"><text:tab/><text:tab/><text:span text:style-name="T6">-hauteur basse</text:span></text:p>
      <text:p text:style-name="P6"/>
      <text:p text:style-name="P7"/>
      <text:p text:style-name="P6"><text:soft-page-break/><text:tab/><text:span text:style-name="T6">-cylindre:</text:span></text:p>
      <text:p text:style-name="P6"><text:tab/><text:tab/><text:span text:style-name="T6">-rayon</text:span></text:p>
      <text:p text:style-name="P6"><text:tab/><text:tab/><text:span text:style-name="T6">-hauteur haute</text:span></text:p>
      <text:p text:style-name="P6"><text:tab/><text:tab/><text:span text:style-name="T7">-hauteur basse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7:48:06.027704000</meta:creation-date>
    <dc:date>2017-08-22T19:47:02.362774000</dc:date>
    <meta:editing-duration>PT6M41S</meta:editing-duration>
    <meta:editing-cycles>1</meta:editing-cycles>
    <meta:document-statistic meta:table-count="0" meta:image-count="0" meta:object-count="0" meta:page-count="3" meta:paragraph-count="52" meta:word-count="129" meta:character-count="829" meta:non-whitespace-character-count="676"/>
    <meta:generator>LibreOffice/5.3.3.2$MacOSX_X86_64 LibreOffice_project/3d9a8b4b4e538a85e0782bd6c2d430bafe583448</meta:generator>
  </office:meta>
</office:document-meta>
</file>